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>
      <style:text-properties fo:font-style="normal" fo:font-weight="normal" officeooo:rsid="00193a28" officeooo:paragraph-rsid="00193a28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93a28" officeooo:paragraph-rsid="00193a28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93a28" officeooo:paragraph-rsid="00193a28"/>
    </style:style>
    <style:style style:name="P10" style:family="paragraph" style:parent-style-name="Table_20_Contents">
      <style:text-properties officeooo:rsid="001a3ec9" officeooo:paragraph-rsid="001a3ec9"/>
    </style:style>
    <style:style style:name="T1" style:family="text">
      <style:text-properties officeooo:rsid="00193a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2. Envoyer le courriel du systèm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Envoyer le courriel du systèm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9">Le système envoie un courriel automatiquement.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0">Systèm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9">Le courriel est reçu par le destinatair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7">Quand un acteur du système doit recevoir une information automatique, le système lui envoie l'information par courriel automatiquement.</text:p>
      <text:p text:style-name="P3"/>
      <text:p text:style-name="P2">Scénario d'opération</text:p>
      <text:list xml:id="list2892183924511533580" text:style-name="L1">
        <text:list-item>
          <text:p text:style-name="P8">Le système envoie le courriel en conséquence de ses tâch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4:07:33.717952916</dc:date>
    <meta:editing-duration>PT42M17S</meta:editing-duration>
    <meta:editing-cycles>9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19" meta:word-count="71" meta:character-count="498" meta:non-whitespace-character-count="447"/>
  </office:meta>
</office:document-meta>
</file>